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4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1" style:family="table">
      <style:table-properties style:width="18.971cm" fo:margin-left="0cm" fo:margin-right="0.03cm" table:align="margins"/>
    </style:style>
    <style:style style:name="Tableau1.A" style:family="table-column">
      <style:table-column-properties style:column-width="5.53cm" style:rel-column-width="19102*"/>
    </style:style>
    <style:style style:name="Tableau1.B" style:family="table-column">
      <style:table-column-properties style:column-width="13.441cm" style:rel-column-width="46433*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Tahoma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-0.044cm" fo:margin-right="-0.018cm" fo:text-indent="0cm" style:auto-text-indent="false"/>
      <style:text-properties style:font-name="Tahoma1" fo:font-size="10pt" style:font-size-asian="10pt" style:font-size-complex="10pt"/>
    </style:style>
    <style:style style:name="P4" style:family="paragraph" style:parent-style-name="Standard">
      <style:paragraph-properties fo:margin-left="-0.044cm" fo:margin-right="-0.018cm" fo:text-align="end" style:justify-single-word="false" fo:text-indent="0cm" style:auto-text-indent="false"/>
      <style:text-properties style:font-name="Tahoma1" fo:font-size="10pt" style:font-size-asian="10pt" style:font-size-complex="10pt"/>
    </style:style>
    <style:style style:name="P5" style:family="paragraph" style:parent-style-name="Standard">
      <style:paragraph-properties fo:margin-left="-0.044cm" fo:margin-right="-0.018cm" fo:text-align="start" style:justify-single-word="false" fo:text-indent="0cm" style:auto-text-indent="false"/>
      <style:text-properties style:font-name="Tahoma1" fo:font-size="10pt" style:font-size-asian="10pt" style:font-size-complex="10pt"/>
    </style:style>
    <style:style style:name="P6" style:family="paragraph" style:parent-style-name="Standard">
      <style:paragraph-properties fo:margin-left="-0.044cm" fo:margin-right="-0.018cm" fo:text-indent="0cm" style:auto-text-indent="false"/>
      <style:text-properties style:font-name="Tahoma1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-0.044cm" fo:margin-right="-0.018cm" fo:text-align="start" style:justify-single-word="false" fo:text-indent="0cm" style:auto-text-indent="false"/>
      <style:text-properties style:font-name="Tahoma1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-0.044cm" fo:margin-right="-0.018cm" fo:text-indent="0cm" style:auto-text-indent="false"/>
      <style:text-properties style:font-name="Tahoma1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-0.044cm" fo:margin-right="-0.018cm" fo:text-align="start" style:justify-single-word="false" fo:text-indent="0cm" style:auto-text-indent="false"/>
      <style:text-properties style:font-name="Tahoma1" fo:font-size="10pt" fo:font-weight="bold" style:font-size-asian="10pt" style:font-weight-asian="bold" style:font-size-complex="10pt" style:font-weight-complex="bold"/>
    </style:style>
    <style:style style:name="P10" style:family="paragraph" style:parent-style-name="Frame_20_contents">
      <style:paragraph-properties fo:margin-left="-0.044cm" fo:margin-right="-0.018cm" fo:text-align="start" style:justify-single-word="false" fo:text-indent="0cm" style:auto-text-indent="false"/>
      <style:text-properties style:font-name="Tahoma1" fo:font-size="10pt" fo:font-weight="bold" style:font-size-asian="10pt" style:font-weight-asian="bold" style:font-size-complex="10pt" style:font-weight-complex="bold"/>
    </style:style>
    <style:style style:name="P11" style:family="paragraph" style:parent-style-name="Frame_20_contents">
      <style:paragraph-properties fo:margin-left="-0.044cm" fo:margin-right="-0.018cm" fo:line-height="150%" fo:text-align="start" style:justify-single-word="false" fo:text-indent="0cm" style:auto-text-indent="false"/>
      <style:text-properties style:font-name="Tahoma1" fo:font-size="10pt" style:font-size-asian="10pt" style:font-size-complex="10pt"/>
    </style:style>
    <style:style style:name="P12" style:family="paragraph" style:parent-style-name="Text_20_body">
      <style:paragraph-properties fo:margin-left="-0.044cm" fo:margin-right="-0.018cm" fo:text-indent="0cm" style:auto-text-indent="false"/>
      <style:text-properties style:font-name="Tahoma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Tahoma1" fo:font-size="10pt" style:font-size-asian="10pt" style:font-size-complex="10pt"/>
    </style:style>
    <style:style style:name="P14" style:family="paragraph" style:parent-style-name="Frame_20_contents">
      <style:paragraph-properties fo:text-align="start" style:justify-single-word="false"/>
      <style:text-properties style:font-name="Tahoma1" fo:font-size="8pt" fo:font-weight="bold" style:font-size-asian="8pt" style:font-weight-asian="bold" style:font-size-complex="8pt" style:font-weight-complex="bold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ahoma1"/>
    </style:style>
    <style:style style:name="T5" style:family="text">
      <style:text-properties style:font-name="Tahoma1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Tahoma1" fo:font-size="10pt" style:text-underline-style="none" fo:font-weight="normal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text:id="ct186009960">
          <text:insertion>
            <office:change-info>
              <dc:creator>Gauthier Bastien</dc:creator>
              <dc:date>2011-03-24T15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3"><draw:frame draw:style-name="fr1" draw:name="Cadre2" text:anchor-type="paragraph" svg:x="0cm" svg:y="0cm" svg:width="5.438cm" draw:z-index="0"><draw:text-box fo:min-height="8.569cm"><text:p text:style-name="P14"><office:annotation><dc:creator>Gauthier Bastien</dc:creator><dc:date>2011-01-13T14:56:41</dc:date><text:p text:style-name="P16"><text:span text:style-name="T8">do text</text:span></text:p><text:p text:style-name="P16"><text:span text:style-name="T8">from document(at=header, format='odt')</text:span></text:p></office:annotation><text:span text:style-name="T2">Import depuis header.odt</text:span></text:p></draw:text-box></draw:frame></text:p>
          </table:table-cell>
          <table:table-cell table:style-name="Tableau1.A1" office:value-type="string">
            <text:p text:style-name="P4"><text:text-input text:description="Date">urbanEventObj.getFormattedDate(withCityNamePrefix=True)</text:text-input></text:p>
            <text:p text:style-name="P5"/>
            <text:p text:style-name="P5"/>
            <text:p text:style-name="P5"/>
            <text:p text:style-name="P5"><draw:frame draw:style-name="fr2" draw:name="Cadre1" text:anchor-type="paragraph" svg:x="5.45cm" svg:y="0.263cm" svg:width="7.631cm" svg:height="2.87cm" draw:z-index="1"><draw:text-box><text:p text:style-name="Text_20_body"><text:span text:style-name="T6">Administration de l’Urbanisme<text:line-break/></text:span>Place Léopold n° 3</text:p><text:p text:style-name="P15">5000 NAMUR</text:p><text:p text:style-name="P15">RECOMMANDE</text:p></draw:text-box></draw:frame></text:p>
            <text:p text:style-name="P5"/>
            <text:p text:style-name="P5"/>
            <text:p text:style-name="P5"/>
            <text:p text:style-name="P5"/>
            <text:p text:style-name="P5"/>
            <text:p text:style-name="P7"/>
            <text:p text:style-name="P5"/>
            <text:p text:style-name="P3"/>
            <text:p text:style-name="P10"><office:annotation><dc:creator>Gauthier Bastien</dc:creator><dc:date>2011-01-13T14:56:41</dc:date><text:p text:style-name="P16"><text:span text:style-name="T8">do text</text:span></text:p><text:p text:style-name="P16"><text:span text:style-name="T8">from document(at=reference, format='odt')</text:span></text:p></office:annotation>Import depuis reference.odt</text:p>
            <text:p text:style-name="P3"/>
            <text:p text:style-name="P9"><office:annotation><dc:creator>Gauthier Bastien</dc:creator><dc:date>2011-02-16T16:12:24</dc:date><text:p text:style-name="P16"><text:span text:style-name="T10">do text if len(self.getApplicants()) &gt; 1</text:span></text:p></office:annotation>Demandeurs : <text:text-input text:description="Demandeurs">self.getApplicantsSignaletic()</text:text-input></text:p>
            <text:p text:style-name="P9"><office:annotation><dc:creator>Gauthier Bastien</dc:creator><dc:date>2011-02-16T16:13:21</dc:date><text:p text:style-name="P16"><text:span text:style-name="T9">do text if not len(self.getApplicants()) &gt; 1</text:span></text:p></office:annotation>Demandeur : <text:text-input text:description="Demandeurs">self.getApplicantsSignaletic()</text:text-input></text:p>
            <text:p text:style-name="P9">Objet : <text:span text:style-name="T4"><text:text-input text:description="Objet">self.getDeclarationSubject()</text:text-input></text:span> (<text:text-input text:description="Référence">self.getReference()</text:text-input>)</text:p>
            <text:p text:style-name="P9">Situation : <text:text-input text:description="Situation des travaux">self.getWorkLocationSignaletic()</text:text-input></text:p>
            <text:p text:style-name="P8">Cadastré : <text:change-start text:change-id="ct186009960"/>self.getPortionOutsText(linebyline=False)<text:change-end text:change-id="ct186009960"/></text:p>
            <text:p text:style-name="P3"/>
            <text:p text:style-name="P12">Monsieur le Fonctionnaire délégué, </text:p>
            <text:p text:style-name="Text_20_body"><office:annotation><dc:creator>Gauthier Bastien</dc:creator><dc:date>2011-09-06T13:21:08</dc:date><text:p text:style-name="P16"><text:span text:style-name="T8">do text if </text:span><text:span text:style-name="T9">len(self.getApplicants()) &gt; 1</text:span></text:p></office:annotation>Par la présente, nous vous transmettons copie de la délibération envoyée à <text:span text:style-name="T5"><text:text-input text:description="Demandeurs">self.getApplicantsSignaletic()</text:text-input></text:span>, leur signifiant que notre Collège communal, en séance du <text:text-input text:description="Date du collège">tool.formatDate(self.getLastCollegeReport().getEventDate())</text:text-input>, a considéré comme <text:span text:style-name="T7">RECEVABLE</text:span>, la déclaration dont question sous objet.</text:p>
            <text:p text:style-name="Text_20_body"><office:annotation><dc:creator>Gauthier Bastien</dc:creator><dc:date>2011-09-06T13:21:08</dc:date><text:p text:style-name="P16"><text:span text:style-name="T8">do text if </text:span><text:span text:style-name="T9">len(self.getApplicants()) == 1</text:span></text:p></office:annotation>Par la présente, nous vous transmettons copie de la délibération envoyée à <text:span text:style-name="T5"><text:text-input text:description="Demandeurs">self.getApplicantsSignaletic()</text:text-input></text:span>, lui signifiant que notre Collège communal, en séance du <text:text-input text:description="Date du collège">tool.formatDate(self.getLastCollegeReport().getEventDate())</text:text-input>, a considéré comme <text:span text:style-name="T7">RECEVABLE</text:span>, la déclaration dont question sous objet.</text:p>
            <text:p text:style-name="Text_20_body">Vous souhaitant bonne réception de la présente et de son annexe, nous vous prions d’agréer, Monsieur le Fonctionnaire délégué, l’assurance de notre considération distinguée. </text:p>
            <text:p text:style-name="P6"/>
            <text:p text:style-name="P6"/>
            <text:p text:style-name="P6"/>
            <text:p text:style-name="P11"><text:span text:style-name="T3"><office:annotation><dc:creator>Gauthier Bastien</dc:creator><dc:date>2011-01-13T14:56:41</dc:date><text:p text:style-name="P16"><text:span text:style-name="T8">do text</text:span></text:p><text:p text:style-name="P16"><text:span text:style-name="T8">from document(at=signatures, format='odt')</text:span></text:p></office:annotation></text:span><text:span text:style-name="T2">Import depuis signatures.odt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4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1" svg:font-family="'DejaVu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0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11-04-05T11:33:51</meta:creation-date>
    <dc:language>fr-FR</dc:language>
    <meta:editing-cycles>11</meta:editing-cycles>
    <meta:editing-duration>PT01H01M35S</meta:editing-duration>
    <meta:initial-creator>Gauthier Bastien</meta:initial-creator>
    <dc:date>2011-09-06T14:33:47</dc:date>
    <dc:creator>Gauthier Bastien</dc:creator>
    <meta:document-statistic meta:table-count="1" meta:image-count="0" meta:object-count="0" meta:page-count="1" meta:paragraph-count="17" meta:word-count="133" meta:character-count="1272"/>
    <meta:user-defined meta:name="Info 1"/>
    <meta:user-defined meta:name="Info 2"/>
    <meta:user-defined meta:name="Info 3"/>
    <meta:user-defined meta:name="Info 4"/>
  </office:meta>
</office:document-meta>
</file>